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66ff" draw:textarea-horizontal-align="justify" draw:textarea-vertical-align="middle" draw:auto-grow-height="false" fo:min-height="1.063cm" fo:min-width="3.17cm"/>
    </style:style>
    <style:style style:name="gr2" style:family="graphic" style:parent-style-name="standard">
      <style:graphic-properties draw:stroke="none" svg:stroke-color="#000000" draw:fill="none" draw:fill-color="#ffffff" fo:min-height="1.337cm"/>
    </style:style>
    <style:style style:name="gr3" style:family="graphic" style:parent-style-name="standard">
      <style:graphic-properties svg:stroke-color="#000000" draw:fill="solid" draw:fill-color="#ff66ff" draw:textarea-horizontal-align="justify" draw:textarea-vertical-align="middle" draw:auto-grow-height="false" fo:min-height="1.062cm" fo:min-width="3.17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666cm"/>
    </style:style>
    <style:style style:name="gr6" style:family="graphic" style:parent-style-name="standard">
      <style:graphic-properties svg:stroke-color="#000000" draw:fill="solid" draw:fill-color="#ff66ff" draw:textarea-horizontal-align="justify" draw:textarea-vertical-align="middle" draw:auto-grow-height="false" fo:min-height="1.062cm" fo:min-width="3.17cm"/>
    </style:style>
    <style:style style:name="gr7" style:family="graphic" style:parent-style-name="standard">
      <style:graphic-properties draw:stroke="none" svg:stroke-color="#000000" draw:fill="none" draw:fill-color="#ffffff" fo:min-height="1.244cm"/>
    </style:style>
    <style:style style:name="gr8" style:family="graphic" style:parent-style-name="standard">
      <style:graphic-properties svg:stroke-color="#000000" draw:fill="solid" draw:fill-color="#ff66ff" draw:textarea-horizontal-align="justify" draw:textarea-vertical-align="middle" draw:auto-grow-height="false" fo:min-height="1.063cm" fo:min-width="3.171cm"/>
    </style:style>
    <style:style style:name="gr9" style:family="graphic" style:parent-style-name="standard">
      <style:graphic-properties draw:stroke="none" svg:stroke-color="#000000" draw:fill="none" draw:fill-color="#ffffff" fo:min-height="1.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358cm"/>
    </style:style>
    <style:style style:name="gr11" style:family="graphic" style:parent-style-name="standard">
      <style:graphic-properties draw:stroke="none" svg:stroke-color="#000000" draw:fill="none" draw:fill-color="#ffffff" fo:min-height="0.799cm"/>
    </style:style>
    <style:style style:name="gr12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66ff"/>
      <style:paragraph-properties fo:text-align="center"/>
      <style:text-properties fo:color="#ffffff" style:font-name="Liberation Sans1" fo:font-size="14pt" fo:font-weight="bold" style:font-size-asian="18pt" style:font-size-complex="18pt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14pt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4pt" style:font-size-asian="18pt" style:font-size-complex="18pt"/>
    </style:style>
    <style:style style:name="P9" style:family="paragraph">
      <loext:graphic-properties draw:fill="none" draw:fill-color="#ffffff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ffffff" style:font-name="Liberation Sans1" fo:font-size="14pt" fo:font-weight="bold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212cm" svg:height="1.855cm" svg:x="9.699cm" svg:y="4.4cm">
          <draw:glue-point draw:id="4" svg:x="4.024cm" svg:y="4.167cm"/>
          <text:p text:style-name="P1"><text:span text:style-name="T1">Clos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4.212cm" svg:height="1.855cm" svg:x="9.699cm" svg:y="8.905cm">
          <draw:glue-point draw:id="4" svg:x="2.362cm" svg:y="4.679cm"/>
          <draw:glue-point draw:id="5" svg:x="-2.623cm" svg:y="5.008cm"/>
          <draw:glue-point draw:id="6" svg:x="4.499cm" svg:y="3.061cm"/>
          <draw:glue-point draw:id="7" svg:x="4.499cm" svg:y="-2.867cm"/>
          <text:p text:style-name="P1"><text:span text:style-name="T1">Establish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98cm" svg:height="1.587cm" svg:x="11.892cm" svg:y="6.808cm">
          <draw:text-box>
            <text:p><text:span text:style-name="T2">Sent</text:span></text:p>
            <text:p><text:span text:style-name="T2">HELLO</text:span></text:p>
          </draw:text-box>
        </draw:frame>
        <draw:custom-shape draw:style-name="gr3" draw:text-style-name="P2" xml:id="id2" draw:id="id2" draw:layer="layout" svg:width="4.213cm" svg:height="1.854cm" svg:x="4.604cm" svg:y="15.024cm">
          <draw:glue-point draw:id="4" svg:x="4.375cm" svg:y="3.571cm"/>
          <text:p text:style-name="P1"><text:span text:style-name="T1">Establish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9.699cm" svg:y1="9.832cm" svg:x2="6.71cm" svg:y2="15.024cm" draw:start-shape="id1" draw:start-glue-point="3" draw:end-shape="id2" draw:end-glue-point="0" svg:d="M9699 9832c-1993 0-2989 1730-2989 5192" svg:viewBox="0 0 2990 5193">
          <text:p/>
        </draw:connector>
        <draw:frame draw:style-name="gr5" draw:text-style-name="P3" draw:layer="layout" svg:width="2.8cm" svg:height="1.916cm" svg:x="16.3cm" svg:y="8.884cm">
          <draw:text-box>
            <text:p><text:span text:style-name="T2">Received ABORT or other</text:span></text:p>
          </draw:text-box>
          <draw:glue-point draw:id="4" svg:x="-2.142cm" svg:y="-2.142cm"/>
          <draw:glue-point draw:id="5" svg:x="-2.5cm" svg:y="-5cm"/>
        </draw:frame>
        <draw:custom-shape draw:style-name="gr6" draw:text-style-name="P2" xml:id="id3" draw:id="id3" draw:layer="layout" svg:width="4.212cm" svg:height="1.854cm" svg:x="15.648cm" svg:y="15.024cm">
          <draw:glue-point draw:id="4" svg:x="-2.264cm" svg:y="-4.59cm"/>
          <draw:glue-point draw:id="5" svg:x="2.245cm" svg:y="-5.005cm"/>
          <text:p text:style-name="P1"><text:span text:style-name="T1">Fail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13.911cm" svg:y1="9.832cm" svg:x2="17.754cm" svg:y2="15.024cm" draw:start-shape="id1" draw:start-glue-point="1" draw:end-shape="id3" draw:end-glue-point="0" svg:d="M13911 9832c2562 0 3843 1730 3843 5192" svg:viewBox="0 0 3844 5193">
          <text:p/>
        </draw:connector>
        <draw:frame draw:style-name="gr7" draw:text-style-name="P6" draw:layer="layout" svg:width="3.285cm" svg:height="1.494cm" svg:x="4.1cm" svg:y="9.9cm">
          <draw:text-box>
            <text:p text:style-name="P5"><text:span text:style-name="T2">Received WELCOME</text:span></text:p>
          </draw:text-box>
        </draw:frame>
        <draw:connector draw:style-name="gr4" draw:text-style-name="P4" draw:layer="layout" svg:x1="11.805cm" svg:y1="6.255cm" svg:x2="11.805cm" svg:y2="8.905cm" draw:start-shape="id4" draw:start-glue-point="2" draw:end-shape="id1" draw:end-glue-point="0" svg:d="M11805 6255v2650" svg:viewBox="0 0 1 2651">
          <text:p/>
        </draw:connector>
        <draw:custom-shape draw:style-name="gr8" draw:text-style-name="P2" xml:id="id6" draw:id="id6" draw:layer="layout" svg:width="4.213cm" svg:height="1.855cm" svg:x="4.604cm" svg:y="19.657cm">
          <draw:glue-point draw:id="4" svg:x="3.75cm" svg:y="-4.047cm"/>
          <text:p text:style-name="P1"><text:span text:style-name="T1">Shutting 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212cm" svg:height="1.855cm" svg:x="15.743cm" svg:y="19.727cm">
          <text:p text:style-name="P1"><text:span text:style-name="T1">Closing 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8.553cm" svg:y1="16.613cm" svg:x2="15.743cm" svg:y2="20.654cm" draw:start-shape="id2" draw:start-glue-point="4" draw:end-shape="id5" svg:d="M8553 16613c5590 0 1996 4041 7190 4041" svg:viewBox="0 0 7191 4042">
          <text:p/>
        </draw:connector>
        <draw:frame draw:style-name="gr2" draw:text-style-name="P8" draw:layer="layout" svg:width="3.598cm" svg:height="1.587cm" svg:x="6.8cm" svg:y="17.6cm">
          <draw:text-box>
            <text:p text:style-name="P7"><text:span text:style-name="T2">Sent GOODBYE</text:span></text:p>
          </draw:text-box>
        </draw:frame>
        <draw:connector draw:style-name="gr4" draw:text-style-name="P4" draw:layer="layout" svg:x1="6.71cm" svg:y1="16.878cm" svg:x2="6.71cm" svg:y2="19.657cm" draw:start-shape="id2" draw:start-glue-point="2" draw:end-shape="id6" draw:end-glue-point="0" svg:d="M6710 16878v2779" svg:viewBox="0 0 1 2780">
          <text:p/>
        </draw:connector>
        <draw:frame draw:style-name="gr2" draw:text-style-name="P3" draw:layer="layout" svg:width="3.599cm" svg:height="1.587cm" svg:x="13.6cm" svg:y="18.045cm">
          <draw:text-box>
            <text:p><text:span text:style-name="T2">Received</text:span></text:p>
            <text:p><text:span text:style-name="T2">GOODBYE</text:span></text:p>
          </draw:text-box>
        </draw:frame>
        <draw:connector draw:style-name="gr4" draw:text-style-name="P4" draw:layer="layout" draw:type="curve" draw:line-skew="-0.801cm" svg:x1="4.604cm" svg:y1="20.584cm" svg:x2="9.699cm" svg:y2="5.327cm" draw:start-shape="id6" draw:start-glue-point="3" draw:end-shape="id4" draw:end-glue-point="3" svg:d="M4604 20584c-1954 0-4502-15257 5095-15257" svg:viewBox="0 0 6935 15258">
          <text:p/>
        </draw:connector>
        <draw:frame draw:style-name="gr2" draw:text-style-name="P6" draw:layer="layout" svg:width="3.598cm" svg:height="1.587cm" svg:x="2.2cm" svg:y="5.2cm">
          <draw:text-box>
            <text:p text:style-name="P5"><text:span text:style-name="T2">Received GOODBYE</text:span></text:p>
          </draw:text-box>
        </draw:frame>
        <draw:connector draw:style-name="gr4" draw:text-style-name="P4" draw:layer="layout" draw:type="curve" draw:line-skew="-0.205cm 0.5cm" svg:x1="8.817cm" svg:y1="20.584cm" svg:x2="6.71cm" svg:y2="21.512cm" draw:start-shape="id6" draw:start-glue-point="1" draw:end-shape="id6" draw:end-glue-point="2" svg:d="M8817 20584c444 0 371 965-267 1572s-1840 857-1840-644" svg:viewBox="0 0 2390 2049">
          <text:p/>
        </draw:connector>
        <draw:frame draw:style-name="gr9" draw:text-style-name="P3" draw:layer="layout" svg:width="4.017cm" svg:height="1.7cm" svg:x="8.883cm" svg:y="22cm">
          <draw:text-box>
            <text:p><text:span text:style-name="T2">Received other</text:span></text:p>
            <text:p><text:span text:style-name="T2">/ignore</text:span></text:p>
          </draw:text-box>
        </draw:frame>
        <draw:connector draw:style-name="gr4" draw:text-style-name="P4" draw:layer="layout" draw:type="curve" draw:line-skew="0.31cm" svg:x1="19.955cm" svg:y1="20.654cm" svg:x2="13.911cm" svg:y2="5.327cm" draw:start-shape="id5" draw:start-glue-point="1" draw:end-shape="id4" svg:d="M19955 20654c1218 0 4240-15327-6044-15327" svg:viewBox="0 0 7416 15328">
          <text:p/>
        </draw:connector>
        <draw:frame draw:style-name="gr2" draw:text-style-name="P3" draw:layer="layout" svg:width="3.598cm" svg:height="1.587cm" svg:x="17.1cm" svg:y="4.8cm">
          <draw:text-box>
            <text:p><text:span text:style-name="T2">Sent GOODBYE</text:span></text:p>
          </draw:text-box>
        </draw:frame>
        <draw:frame draw:style-name="gr10" draw:text-style-name="P9" draw:layer="layout" svg:width="9.858cm" svg:height="1.119cm" svg:x="1.582cm" svg:y="1.438cm">
          <draw:text-box>
            <text:p><text:span text:style-name="T3">Client Session Statechart</text:span></text:p>
          </draw:text-box>
        </draw:frame>
        <draw:connector draw:style-name="gr4" draw:text-style-name="P4" draw:layer="layout" svg:x1="8.817cm" svg:y1="15.951cm" svg:x2="15.648cm" svg:y2="15.951cm" draw:start-shape="id2" draw:start-glue-point="1" draw:end-shape="id3" draw:end-glue-point="3" svg:d="M8817 15951h6831" svg:viewBox="0 0 6832 1">
          <text:p/>
        </draw:connector>
        <draw:frame draw:style-name="gr5" draw:text-style-name="P10" draw:layer="layout" svg:width="6.099cm" svg:height="1.916cm" svg:x="8.901cm" svg:y="14.6cm">
          <draw:text-box>
            <text:p text:style-name="P1"><text:span text:style-name="T2">Received WELCOME, CHALLENGE, or ABORT</text:span></text:p>
          </draw:text-box>
        </draw:frame>
        <draw:frame draw:style-name="gr11" draw:text-style-name="P8" draw:layer="layout" svg:width="4.4cm" svg:height="1.049cm" svg:x="17.4cm" svg:y="23cm">
          <draw:text-box>
            <text:p text:style-name="P7"><text:span text:style-name="T2">* Transient state</text:span></text:p>
          </draw:text-box>
        </draw:frame>
        <draw:connector draw:style-name="gr4" draw:text-style-name="P11" draw:layer="layout" draw:type="curve" draw:line-skew="0.474cm" svg:x1="10.701cm" svg:y1="10.76cm" svg:x2="12.799cm" svg:y2="10.699cm" draw:start-shape="id1" draw:start-glue-point="5" draw:end-shape="id1" draw:end-glue-point="4" svg:d="M10701 10760c0 1462 2098 1493 2098-61" svg:viewBox="0 0 2099 1163">
          <text:p/>
        </draw:connector>
        <draw:frame draw:style-name="gr12" draw:text-style-name="P10" draw:layer="layout" svg:width="6.2cm" svg:height="1.5cm" svg:x="9cm" svg:y="12.1cm">
          <draw:text-box>
            <text:p text:style-name="P1"><text:span text:style-name="T2">Received CHALLENGE</text:span></text:p>
            <text:p text:style-name="P1"><text:span text:style-name="T2">/ Send AUTHENTIC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ile Cormier</meta:initial-creator>
    <meta:creation-date>2015-01-02T16:34:24.780238707</meta:creation-date>
    <dc:date>2015-09-27T14:32:13.161540860</dc:date>
    <dc:creator>Emile Cormier</dc:creator>
    <meta:editing-duration>PT1H15M19S</meta:editing-duration>
    <meta:editing-cycles>16</meta:editing-cycles>
    <meta:generator>LibreOffice/5.0.2.2$Linux_X86_64 LibreOffice_project/00m0$Build-2</meta:generator>
    <meta:document-statistic meta:object-count="28"/>
  </office:meta>
</office:document-meta>
</file>